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Standard">
      <style:text-properties officeooo:rsid="001c9739" officeooo:paragraph-rsid="001d7620"/>
    </style:style>
    <style:style style:name="P3" style:family="paragraph" style:parent-style-name="Standard">
      <style:text-properties officeooo:rsid="001d7620" officeooo:paragraph-rsid="001d762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22f3d4"/>
    </style:style>
    <style:style style:name="P6" style:family="paragraph" style:parent-style-name="Heading_20_1" style:list-style-name="WWNum1">
      <style:paragraph-properties fo:break-before="page"/>
      <style:text-properties officeooo:paragraph-rsid="0022f3d4"/>
    </style:style>
    <style:style style:name="P7" style:family="paragraph" style:parent-style-name="Standard">
      <style:text-properties officeooo:rsid="001c9739" officeooo:paragraph-rsid="001d7620"/>
    </style:style>
    <style:style style:name="P8" style:family="paragraph" style:parent-style-name="Standard">
      <style:text-properties fo:language="en" fo:country="US" officeooo:rsid="001c9739" officeooo:paragraph-rsid="0022f3d4"/>
    </style:style>
    <style:style style:name="P9" style:family="paragraph" style:parent-style-name="Standard">
      <style:text-properties fo:language="en" fo:country="US" officeooo:paragraph-rsid="0022f3d4"/>
    </style:style>
    <style:style style:name="T1" style:family="text">
      <style:text-properties officeooo:rsid="001d76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profiles</text:p>
      <text:p text:style-name="P1"/>
      <text:p text:style-name="P1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4"><text:a xlink:type="simple" xlink:href="#__RefHeading__1149_1772373424" text:style-name="Index_20_Link" text:visited-style-name="Index_20_Link">Installation profiles<text:tab/>1</text:a></text:p>
          <text:p text:style-name="P4"><text:a xlink:type="simple" xlink:href="#__RefHeading__513_1517317352" text:style-name="Index_20_Link" text:visited-style-name="Index_20_Link">Licence and copyright<text:tab/>2</text:a></text:p>
        </text:index-body>
      </text:table-of-content>
      <text:p text:style-name="P1"/>
      <text:h text:style-name="Heading_20_1" text:outline-level="1"><text:bookmark-start text:name="__RefHeading__1149_1772373424"/>Installation profiles<text:bookmark-end text:name="__RefHeading__1149_1772373424"/></text:h>
      <text:p text:style-name="P1"/>
      <text:p text:style-name="P1">In Drupal it is possible to build installation profiles. </text:p>
      <text:p text:style-name="P1"/>
      <text:p text:style-name="P2">All <text:span text:style-name="T1">OS2 web applications,</text:span> made in Drupal - for OS2, <text:span text:style-name="T1">should have a custom installation profile. This installation profile should guide the user through the system installation and collect all nessesary information needed for the system to run ”out of the box”. </text:span></text:p>
      <text:p text:style-name="P2"/>
      <text:p text:style-name="P3">For example OS2dagsorden is a web application. OS2webCore is not. OS2webCore is a component library for components that are used in many web applications. </text:p>
      <text:p text:style-name="P3"/>
      <text:p text:style-name="P3"/>
      <text:p text:style-name="P3"/>
      <text:p text:style-name="P2"><text:s/></text:p>
      <text:list xml:id="list1088443359632143185" text:style-name="WWNum1">
        <text:list-item>
          <text:h text:style-name="P6" text:outline-level="1"><text:bookmark-start text:name="__RefHeading__513_1517317352"/>Licence and copyright<text:bookmark-end text:name="__RefHeading__513_1517317352"/></text:h>
        </text:list-item>
      </text:list>
      <text:p text:style-name="P5">OS2 software is Copyright (c) 2014, OS2 - Offentligt digitaliseringsfællesskab (www.os2web.dk).</text:p>
      <text:p text:style-name="P9">The software is free software; you may use, study, modify and distribute it under the terms of version 2.0 of the Mozilla Public License. See the LICENSE file for details. If a copy of the MPL was not distributed with this file, You can obtain one at http://mozilla.org/MPL/2.0/.</text:p>
      <text:p text:style-name="P9"/>
      <text:p text:style-name="P8">All source code in this and the underlying directories is subject to the terms of the Mozilla Public License, v. 2.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2-03T13:12:12.011148476</dc:date>
    <dc:creator>Jørn Andersen</dc:creator>
    <meta:editing-duration>PT4M42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13" meta:word-count="170" meta:character-count="1092" meta:non-whitespace-character-count="930"/>
  </office:meta>
</office:document-meta>
</file>